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0c0d" officeooo:paragraph-rsid="00050c0d"/>
    </style:style>
    <style:style style:name="P2" style:family="paragraph" style:parent-style-name="Standard">
      <style:text-properties officeooo:rsid="0005efe8" officeooo:paragraph-rsid="0005efe8"/>
    </style:style>
    <style:style style:name="P3" style:family="paragraph" style:parent-style-name="Standard">
      <style:text-properties officeooo:rsid="0005efe8" officeooo:paragraph-rsid="0007e66b"/>
    </style:style>
    <style:style style:name="P4" style:family="paragraph" style:parent-style-name="Standard">
      <style:text-properties officeooo:rsid="0006c58d" officeooo:paragraph-rsid="00094f3c"/>
    </style:style>
    <style:style style:name="P5" style:family="paragraph" style:parent-style-name="Standard">
      <style:text-properties officeooo:rsid="00094f3c" officeooo:paragraph-rsid="00094f3c"/>
    </style:style>
    <style:style style:name="P6" style:family="paragraph" style:parent-style-name="Standard">
      <style:text-properties officeooo:rsid="000bb725" officeooo:paragraph-rsid="000bb725"/>
    </style:style>
    <style:style style:name="P7" style:family="paragraph" style:parent-style-name="Standard">
      <style:text-properties officeooo:rsid="000c9e98" officeooo:paragraph-rsid="000c9e98"/>
    </style:style>
    <style:style style:name="P8" style:family="paragraph" style:parent-style-name="Standard">
      <style:text-properties officeooo:rsid="000f35b0" officeooo:paragraph-rsid="000f35b0"/>
    </style:style>
    <style:style style:name="P9" style:family="paragraph" style:parent-style-name="Standard">
      <style:text-properties officeooo:rsid="000f40f9" officeooo:paragraph-rsid="000f40f9"/>
    </style:style>
    <style:style style:name="P10" style:family="paragraph" style:parent-style-name="Standard">
      <style:text-properties officeooo:rsid="000fe2f8" officeooo:paragraph-rsid="000fe2f8"/>
    </style:style>
    <style:style style:name="P11" style:family="paragraph" style:parent-style-name="Standard">
      <style:text-properties officeooo:rsid="001194cf" officeooo:paragraph-rsid="001194cf"/>
    </style:style>
    <style:style style:name="P12" style:family="paragraph" style:parent-style-name="Standard">
      <style:text-properties officeooo:rsid="001194cf" officeooo:paragraph-rsid="0014bdba"/>
    </style:style>
    <style:style style:name="P13" style:family="paragraph" style:parent-style-name="Standard">
      <style:text-properties officeooo:rsid="001194cf" officeooo:paragraph-rsid="0013140d"/>
    </style:style>
    <style:style style:name="P14" style:family="paragraph" style:parent-style-name="Standard">
      <style:text-properties officeooo:rsid="0013140d" officeooo:paragraph-rsid="0013140d"/>
    </style:style>
    <style:style style:name="P15" style:family="paragraph" style:parent-style-name="Standard">
      <style:text-properties officeooo:rsid="0014bdba" officeooo:paragraph-rsid="0014bdba"/>
    </style:style>
    <style:style style:name="P16" style:family="paragraph" style:parent-style-name="Standard">
      <style:text-properties officeooo:rsid="001531b3" officeooo:paragraph-rsid="001531b3"/>
    </style:style>
    <style:style style:name="P17" style:family="paragraph" style:parent-style-name="Standard">
      <style:text-properties officeooo:rsid="0016d757" officeooo:paragraph-rsid="0016d757"/>
    </style:style>
    <style:style style:name="P18" style:family="paragraph" style:parent-style-name="Standard">
      <style:text-properties officeooo:rsid="0007e66b" officeooo:paragraph-rsid="00094f3c"/>
    </style:style>
    <style:style style:name="P19" style:family="paragraph" style:parent-style-name="Standard">
      <style:text-properties officeooo:rsid="001a244b" officeooo:paragraph-rsid="001a244b"/>
    </style:style>
    <style:style style:name="P20" style:family="paragraph" style:parent-style-name="Standard">
      <style:text-properties officeooo:rsid="001a2fe5" officeooo:paragraph-rsid="001a2fe5"/>
    </style:style>
    <style:style style:name="P21" style:family="paragraph" style:parent-style-name="Standard">
      <style:text-properties officeooo:rsid="001cf641" officeooo:paragraph-rsid="001cf641"/>
    </style:style>
    <style:style style:name="P22" style:family="paragraph" style:parent-style-name="Standard">
      <style:text-properties officeooo:rsid="001dad2d" officeooo:paragraph-rsid="001dad2d"/>
    </style:style>
    <style:style style:name="T1" style:family="text">
      <style:text-properties officeooo:rsid="0007e66b"/>
    </style:style>
    <style:style style:name="T2" style:family="text">
      <style:text-properties officeooo:rsid="000c9e98"/>
    </style:style>
    <style:style style:name="T3" style:family="text">
      <style:text-properties officeooo:rsid="000d3e38"/>
    </style:style>
    <style:style style:name="T4" style:family="text">
      <style:text-properties officeooo:rsid="000f40f9"/>
    </style:style>
    <style:style style:name="T5" style:family="text">
      <style:text-properties officeooo:rsid="000fe2f8"/>
    </style:style>
    <style:style style:name="T6" style:family="text">
      <style:text-properties officeooo:rsid="001194cf"/>
    </style:style>
    <style:style style:name="T7" style:family="text">
      <style:text-properties officeooo:rsid="0013140d"/>
    </style:style>
    <style:style style:name="T8" style:family="text">
      <style:text-properties officeooo:rsid="0014bdba"/>
    </style:style>
    <style:style style:name="T9" style:family="text">
      <style:text-properties officeooo:rsid="001a2fe5"/>
    </style:style>
    <style:style style:name="T10" style:family="text">
      <style:text-properties officeooo:rsid="001eb1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ón de la presentación de Trabajo Terminal.</text:p>
      <text:p text:style-name="P1"/>
      <text:p text:style-name="P2">Diapositiva 1.</text:p>
      <text:p text:style-name="P2"/>
      <text:p text:style-name="P2">Presentación del trabajo terminal.</text:p>
      <text:p text:style-name="P2"/>
      <text:p text:style-name="P2">Diapositiva 2 &amp; 3.</text:p>
      <text:p text:style-name="P2"/>
      <text:p text:style-name="P2">Actualmente, una gran cantidad de personas hacen uso del internet y de las nuevas tecnologías para comunicarse. Con ello, también se incrementa la cantidad de información que se transmite y/o almacena. En diversas ocasiones, esta información es susceptible a sufrir distintos tipos de ataques, tales como acceso no autorizado, modificación o destrucción de la misma, entre otros. Adicionalmente, cada día aparecen nuevos tipos de ataques a los sistemas de información. Por lo tanto, surge la necesidad de proteger dicha información.</text:p>
      <text:p text:style-name="P2"/>
      <text:p text:style-name="P3">Una de las tecnologías ampliamente usada para comunicarse es el correo electrónico. Los mensajes que envían y reciben los usuarios de correo electrónico pueden ser de diferentes tipos: personales, transaccionales, de notificación o de publicidad. </text:p>
      <text:p text:style-name="P4">En los últimos años se estima que el env<text:span text:style-name="T1">í</text:span>o de correos personales <text:span text:style-name="T1">a disminuido debido al nacimiento de nuevos medios de comunicación, pero el envío de mensajes transaccionales y de notificación entre las empresas a aumentado en los últimos años y se estima que para el año 2017 dos de cada 3 mensajes de correo electrónico sean de este tipo.</text:span></text:p>
      <text:p text:style-name="P4"/>
      <text:p text:style-name="P18"><text:s/>Diapositiva <text:span text:style-name="T10">4</text:span></text:p>
      <text:p text:style-name="P4"/>
      <text:p text:style-name="P6">Como podemos ver la comunicación por correo electrónico es altamente utilizada y se calcula que se tienen 3.9 billines de cuentas de correo electrónico, pero si tomamos en cuenta que se estima que existen 3 mil millones de usuarios en internet <text:span text:style-name="T3">aproximadamente</text:span> podemos concluir que cada usuario de internet tiene <text:span text:style-name="T2">al menos 2 cuentas de correo electrónico asignadas.</text:span></text:p>
      <text:p text:style-name="P6"/>
      <text:p text:style-name="P7">Otro tipo de comunicación son las redes sociales, la <text:span text:style-name="T3">red social</text:span> mas grande <text:span text:style-name="T3">del mundo es “Facebook” y cuenta con 1.55 mil millones</text:span> de usuarios.</text:p>
      <text:p text:style-name="P7"/>
      <text:p text:style-name="P7">Si hacemos un comparativo <text:span text:style-name="T4">entre</text:span> el numero de usuarios que tiene <text:span text:style-name="T4">Facebook</text:span> y el <text:span text:style-name="T3">número de cuentas de correo electrónico podemos ver que los correos electrónicos tienen una importancia mayor que otro tipo de comunicaciones.</text:span></text:p>
      <text:p text:style-name="P5"><text:s/></text:p>
      <text:p text:style-name="P8">Diapositiva <text:span text:style-name="T10">5</text:span></text:p>
      <text:p text:style-name="P8"/>
      <text:p text:style-name="P8">El correos electrónico también <text:span text:style-name="T8">son</text:span> atacad<text:span text:style-name="T8">os</text:span> por diferentes adversarios, estos <text:span text:style-name="T4">adversarios</text:span> puedes ser Software, personas o grupo de personas.</text:p>
      <text:p text:style-name="P8"/>
      <text:p text:style-name="P9">En este trabajo terminal <text:span text:style-name="T5">nos enfocaremos en los Softwares, en especifico a los adversarios Clasificadores.</text:span></text:p>
      <text:p text:style-name="P9"/>
      <text:p text:style-name="P10">Diapositiva <text:span text:style-name="T10">6</text:span></text:p>
      <text:p text:style-name="P10"/>
      <text:p text:style-name="P11">Los adversario clasi<text:span text:style-name="T7">fi</text:span>cadores son programas que se dedican a observar los mensajes que</text:p>
      <text:p text:style-name="P11">se intercambian entre los usuarios de correo electrónico, con el fin de clasificarlos e identificar</text:p>
      <text:p text:style-name="P11"><text:soft-page-break/>a todos los usuarios que cumplan con cierto criterio. Esta clasificación se hace de manera</text:p>
      <text:p text:style-name="P11">masiva y la realiza haciendo una búsqueda de palabras clave dentro de los mensajes de los</text:p>
      <text:p text:style-name="P11">usuarios.</text:p>
      <text:p text:style-name="P11"/>
      <text:p text:style-name="P14">La clasificación de estos mensajes tiene diversos usos, ya que pueden ser clasificados con fines</text:p>
      <text:p text:style-name="P14">demográficos, comerciales o gubernamentales. Todo esto con el propósito de generar las estadísticas de comportamientos e intereses de los usuarios de correo electrónico.</text:p>
      <text:p text:style-name="P11"/>
      <text:p text:style-name="P14">En este trabajo terminal, se considera el tipo de ataque llamado “ataque de texto cifrado”</text:p>
      <text:p text:style-name="P14">o COA que hace referencia a su nombre en inglés <text:s/>“Ciphertext-only attack”. Este ataque</text:p>
      <text:p text:style-name="P14">solo cuenta con los textos cifrados que va recopilando de un canal o base de datos, estos</text:p>
      <text:p text:style-name="P14">textos cifrados los utiliza para hacer un análisis criptográfico de cómo se comporta la técnica</text:p>
      <text:p text:style-name="P14">de cifrado y trata de hallar el texto en claro a partir de los textos cifrados que va recopilando.</text:p>
      <text:p text:style-name="P14"/>
      <text:p text:style-name="P14">En los últimos años se han dado cuenta que si este tipo de adversarios atacan las comunicaciones sin cifrado se obtienen características valiosas sobre los usuarios que utilizan este tipo de canales de comunicación, este tipo de ataques son ejecutados por adversarios clasificadores.</text:p>
      <text:p text:style-name="P14"/>
      <text:p text:style-name="P13">Diapositiva <text:span text:style-name="T10">7</text:span></text:p>
      <text:p text:style-name="P11"/>
      <text:p text:style-name="P12">En el esquema Díaz-<text:span text:style-name="T8">Chakraborty se aborda el ataque de adversarios clasificadores sobre el correo electrónico proponiendo dos esquemas para resolver la problemática de la clasificación de los correos electrónicos.</text:span></text:p>
      <text:p text:style-name="P11"/>
      <text:p text:style-name="P15">Esquema P : Se genera una cadena de caracteres aleatoriamente llamada STR la cual es introducida a una función Hash para generar la clave mensaje original M. <text:s/>K , con esta clave se cifra el La cadena STR es convertida en un CAPTCHA y se envía junto con el texto cifrado al destinatario.</text:p>
      <text:p text:style-name="P11"/>
      <text:p text:style-name="P11"/>
      <text:p text:style-name="P15">Esquema P' : Se genera una cadena de caracteres aleatoriamente llamada STR la cual se codifica a un valor entero. El valor entero es dividido en 5 pares (x, k ) por medio del algoritmo de Secreto Compartido, cada uno de los elementos k de los pares generados es decodificado a su correspondiente valor en cadena de caracteres para posteriormente ser convertidos en CAPTCHAS. Para #nalizar la cadena STR se introduce en una función Hash para generar la llave K . Con esta llave se cifra el mensaje de correo y se envía junto con los pares de (x, CAPTCHA) .</text:p>
      <text:p text:style-name="P15"/>
      <text:p text:style-name="P16">Diapositiva <text:span text:style-name="T10">8</text:span></text:p>
      <text:p text:style-name="P16"/>
      <text:p text:style-name="P17">Para este trabajo terminal se plantearon los siguientes objetivos a cumplir.</text:p>
      <text:p text:style-name="P17"/>
      <text:p text:style-name="P17">1. Desarrollar una herramienta en un cliente de correo electrónico para el envío y recepción</text:p>
      <text:p text:style-name="P17">de los correos cifrados y la generación, envío y recepción de CAPTCHAS.</text:p>
      <text:p text:style-name="P17">2. Desarrollar un servidor de llaves que reciba, aloje y envíe los CAPTCHAS a los usuarios</text:p>
      <text:p text:style-name="P17">para descifrar los correos electrónicos.</text:p>
      <text:p text:style-name="P17">3. Desarrollar un algoritmo de cifrado y descifrado basado en el envío y recepción de</text:p>
      <text:p text:style-name="P17">CAPTCHAS.</text:p>
      <text:p text:style-name="P17"/>
      <text:p text:style-name="P17">Diapositiva <text:span text:style-name="T10">9</text:span></text:p>
      <text:p text:style-name="P17"/>
      <text:p text:style-name="P17"><text:soft-page-break/>Explicación del esquema propuesto.</text:p>
      <text:p text:style-name="P17"/>
      <text:p text:style-name="P17">Diapositiva <text:span text:style-name="T10">10</text:span></text:p>
      <text:p text:style-name="P17"/>
      <text:p text:style-name="P19">Para <text:span text:style-name="T9">el desarrollo de este trabajo terminal se utilizó la base de datos MySQL para almacenar la relacion entre los mensajes redactados por los usuarios y los CAPTCHAS <text:tab/>que descifran el mensaje. Para las interfaces gráficas utilizamos GTK+ 3 y ppor último para la funcionalidad utilizamos el lenguaje de programación PYTHON.</text:span></text:p>
      <text:p text:style-name="P19"/>
      <text:p text:style-name="P20">Diapositiva <text:span text:style-name="T10">21</text:span></text:p>
      <text:p text:style-name="P20"/>
      <text:p text:style-name="P20">Explicación de prototipos</text:p>
      <text:p text:style-name="P20"><text:tab/>-Prototipo de generación de CAPTCHAS en C++</text:p>
      <text:p text:style-name="P20"><text:tab/>-Prototipo de generación de CAPTCHAS en PYTHON</text:p>
      <text:p text:style-name="P20"><text:tab/>-Instalación de un cliente de correo electrónico web y un servidor DNS</text:p>
      <text:p text:style-name="P20"><text:tab/>-Prototipo de generación de CAPTCHAS a partir de un mensaje de correo electrónico recuperado del cliente de correo web.</text:p>
      <text:p text:style-name="P20"/>
      <text:p text:style-name="P21">Diapositiva <text:span text:style-name="T10">12 &amp; 13</text:span></text:p>
      <text:p text:style-name="P21"/>
      <text:p text:style-name="P21">Explicación de prototipos</text:p>
      <text:p text:style-name="P21"><text:tab/>-Prototipo Thunderbird</text:p>
      <text:p text:style-name="P21"><text:tab/>-Prototipo Nylas-N1</text:p>
      <text:p text:style-name="P21"><text:tab/>-Biblioteca de cifrado</text:p>
      <text:p text:style-name="P21"><text:tab/>-Prototipo de Cliente de correo propio.</text:p>
      <text:p text:style-name="P21"/>
      <text:p text:style-name="P22">Diapositiva <text:span text:style-name="T10">15</text:span></text:p>
      <text:p text:style-name="P22"/>
      <text:p text:style-name="P22">Conclusiones</text:p>
      <text:p text:style-name="P22"><text:tab/>-El ataque de los agentes clasificadores es en los servidores de correo y no en las comunicaciones.</text:p>
      <text:p text:style-name="P22"><text:tab/>-El esquema Díaz - <text:s/><text:span text:style-name="T8">Chakraborty </text:span>es posible implementarse en los esquemas actuales de comunicación por correo electrónico.</text:p>
      <text:p text:style-name="P2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6:01:10.330257134</meta:creation-date>
    <dc:date>2016-05-27T12:40:21.598645332</dc:date>
    <meta:editing-duration>PT20M31S</meta:editing-duration>
    <meta:editing-cycles>4</meta:editing-cycles>
    <meta:generator>LibreOffice/5.1.2.2$Linux_X86_64 LibreOffice_project/d3bf12ecb743fc0d20e0be0c58ca359301eb705f</meta:generator>
    <meta:document-statistic meta:table-count="0" meta:image-count="0" meta:object-count="0" meta:page-count="3" meta:paragraph-count="62" meta:word-count="999" meta:character-count="6267" meta:non-whitespace-character-count="5310"/>
  </office:meta>
</office:document-meta>
</file>